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cf951" officeooo:paragraph-rsid="000cf951"/>
    </style:style>
    <style:style style:name="P2" style:family="paragraph" style:parent-style-name="Preformatted_20_Text">
      <style:text-properties officeooo:rsid="000cf951" officeooo:paragraph-rsid="000cf951"/>
    </style:style>
    <style:style style:name="P3" style:family="paragraph" style:parent-style-name="Preformatted_20_Text">
      <style:text-properties officeooo:rsid="000cf951" officeooo:paragraph-rsid="000e15fe"/>
    </style:style>
    <style:style style:name="P4" style:family="paragraph" style:parent-style-name="Preformatted_20_Text">
      <style:text-properties officeooo:rsid="000cf951" officeooo:paragraph-rsid="0011d33e"/>
    </style:style>
    <style:style style:name="P5" style:family="paragraph" style:parent-style-name="Preformatted_20_Text">
      <style:text-properties officeooo:rsid="000cf951" officeooo:paragraph-rsid="00129c9c"/>
    </style:style>
    <style:style style:name="P6" style:family="paragraph" style:parent-style-name="Preformatted_20_Text">
      <style:text-properties officeooo:paragraph-rsid="000cf951"/>
    </style:style>
    <style:style style:name="P7" style:family="paragraph" style:parent-style-name="Standard">
      <style:text-properties officeooo:rsid="000cf951" officeooo:paragraph-rsid="0011d33e"/>
    </style:style>
    <style:style style:name="T1" style:family="text">
      <style:text-properties officeooo:rsid="000e15fe"/>
    </style:style>
    <style:style style:name="T2" style:family="text">
      <style:text-properties officeooo:rsid="000cf951"/>
    </style:style>
    <style:style style:name="T3" style:family="text">
      <style:text-properties fo:color="#808080" style:font-name-asian="DejaVu Sans Mono" style:font-size-asian="11.3000001907349pt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孙风涛</text:p>
      <text:p text:style-name="P1"/>
      <text:p text:style-name="P1">模块名:市场招待</text:p>
      <text:p text:style-name="P1"><text:tab/>导航下拉名_1:市场招待</text:p>
      <text:p text:style-name="P1"><text:tab/><text:tab/>导航名_1:市场招待申请</text:p>
      <text:p text:style-name="P1"><text:tab/><text:tab/><text:tab/>功能名称_1:列表 功能类型:网格</text:p>
      <text:p text:style-name="P1"><text:tab/><text:tab/><text:tab/><text:tab/>字段名称_1:计划活动时间点</text:p>
      <text:p text:style-name="P1"><text:tab/><text:tab/><text:tab/><text:tab/>字段名称_2:地区</text:p>
      <text:p text:style-name="P1"><text:tab/><text:tab/><text:tab/><text:tab/>字段名称_3:目的</text:p>
      <text:p text:style-name="P1"><text:tab/><text:tab/><text:tab/><text:tab/>字段名称_4:市场信息编号</text:p>
      <text:p text:style-name="P1"><text:tab/><text:tab/><text:tab/><text:tab/>字段名称_5:项目代号</text:p>
      <text:p text:style-name="P1"><text:tab/><text:tab/><text:tab/><text:tab/>字段名称_6:项目名称</text:p>
      <text:p text:style-name="P1"><text:tab/><text:tab/><text:tab/><text:tab/>字段名称_7:项目性质</text:p>
      <text:p text:style-name="P1"><text:tab/><text:tab/><text:tab/><text:tab/>字段名称_8:预计参加人数</text:p>
      <text:p text:style-name="P1"><text:tab/><text:tab/><text:tab/><text:tab/>字段名称_9:计划活动类型</text:p>
      <text:p text:style-name="P1"><text:tab/><text:tab/><text:tab/><text:tab/>字段名称_10:分类</text:p>
      <text:p text:style-name="P1"><text:tab/><text:tab/><text:tab/><text:tab/>字段名称_11:预计费用</text:p>
      <text:p text:style-name="P1"><text:tab/><text:tab/><text:tab/><text:tab/>字段名称_12:招待负责人</text:p>
      <text:p text:style-name="P1"><text:tab/><text:tab/><text:tab/><text:tab/>字段名称_13:是否临时招待</text:p>
      <text:p text:style-name="P1"><text:tab/><text:tab/><text:tab/><text:tab/>字段名称_14:运营商务部资金模块</text:p>
      <text:p text:style-name="P1"><text:tab/><text:tab/><text:tab/><text:tab/>字段名称_15:资金模块意见</text:p>
      <text:p text:style-name="P1"><text:tab/><text:tab/><text:tab/><text:tab/>字段名称_16:决策层</text:p>
      <text:p text:style-name="P1"><text:tab/><text:tab/><text:tab/><text:tab/>字段名称_17:决策层审核意见</text:p>
      <text:p text:style-name="P1"><text:tab/><text:tab/><text:tab/>功能名称_2:添加市场招待申请 功能类型:添加</text:p>
      <text:p text:style-name="P1"><text:tab/><text:tab/><text:tab/><text:tab/>字段名称_1:计划活动时间点 标签类型:文本框 必填</text:p>
      <text:p text:style-name="P1"><text:tab/><text:tab/><text:tab/><text:tab/>字段名称_2:地区 标签类型:下拉框 必填 可编辑</text:p>
      <text:p text:style-name="P1"><text:tab/><text:tab/><text:tab/><text:tab/>字段名称_3:目的 标签类型:文本框 必填</text:p>
      <text:p text:style-name="P1"><text:tab/><text:tab/><text:tab/><text:tab/>字段名称_4:市场信息编号 标签类型:文本框 必填</text:p>
      <text:p text:style-name="P1"><text:tab/><text:tab/><text:tab/><text:tab/>字段名称_5:项目代号 标签类型:文本框 必填</text:p>
      <text:p text:style-name="P1"><text:tab/><text:tab/><text:tab/><text:tab/>字段名称_6:项目名称 标签类型:下拉框 必填</text:p>
      <text:p text:style-name="P1"><text:tab/><text:tab/><text:tab/><text:tab/>(/marketserveapply/v1/findMarket/Projectname)</text:p>
      <text:p text:style-name="P1"><text:tab/><text:tab/><text:tab/><text:tab/>字段名称_7:项目性质 标签类型:下拉框 必填 可编辑</text:p>
      <text:p text:style-name="P1"><text:tab/><text:tab/><text:tab/><text:tab/>字段名称_8:预计参加人数 标签类型:数字框 必填(大于0的整数)</text:p>
      <text:p text:style-name="P1"><text:tab/><text:tab/><text:tab/><text:tab/>字段名称_9:计划活动类型 标签类型:文本框 必填</text:p>
      <text:p text:style-name="P1"><text:tab/><text:tab/><text:tab/><text:tab/>字段名称_10:分类 标签类型:文本框 必填</text:p>
      <text:p text:style-name="P1"><text:tab/><text:tab/><text:tab/><text:tab/>字段名称_11:预计费用(单位:元) 标签类型:下拉框</text:p>
      <text:p text:style-name="P1"><text:tab/><text:tab/><text:tab/><text:tab/>(/marketserveapply/v1/findProject/predictCharge)</text:p>
      <text:p text:style-name="P1"><text:tab/><text:tab/><text:tab/><text:tab/>字段名称_12:招待负责人 标签类型:下拉框 必填 可编辑</text:p>
      <text:p text:style-name="P1"><text:tab/><text:tab/><text:tab/><text:tab/>字段名称_13:是否临时招待 标签类型:下拉框(是/否) 必填 不可编辑</text:p>
      <text:p text:style-name="P1"><text:tab/><text:tab/><text:tab/><text:tab/>字段名称_14:运营商务部资金模块 标签类型:下拉框 必填 可编辑</text:p>
      <text:p text:style-name="P1"><text:tab/><text:tab/><text:tab/><text:tab/>字段名称_15:决策层 标签类型:下拉框 必填 可编辑</text:p>
      <text:p text:style-name="P1"><text:tab/><text:tab/><text:tab/>功能名称_3:添加客户信息 功能类型:添加 选中一行或者每一行对应一个添加客户信息按钮</text:p>
      <text:p text:style-name="P1"><text:tab/><text:tab/><text:tab/><text:tab/>字段名称_1:客户信息编号 标签类型:文本框 必填</text:p>
      <text:p text:style-name="P1"><text:tab/><text:tab/><text:tab/><text:tab/>字段名称_2:客户姓名 标签类型:文本框 必填</text:p>
      <text:p text:style-name="P1"><text:tab/><text:tab/><text:tab/><text:tab/>字段名称_3:重要性级别 标签类型:文本框 必填</text:p>
      <text:p text:style-name="P1"><text:tab/><text:tab/><text:tab/>功能名称_4:编辑市场招待申请 功能类型:编辑 (要求:同时加载出客户信息进行编辑)</text:p>
      <text:p text:style-name="P1"><text:tab/><text:tab/><text:tab/><text:tab/>字段名称_1:计划活动时间点 标签类型:文本框 必填</text:p>
      <text:p text:style-name="P1"><text:tab/><text:tab/><text:tab/><text:tab/>字段名称_2:地区 标签类型:下拉框 必填 可编辑</text:p>
      <text:p text:style-name="P1"><text:tab/><text:tab/><text:tab/><text:tab/>字段名称_3:目的 标签类型:文本框 必填</text:p>
      <text:p text:style-name="P1"><text:tab/><text:tab/><text:tab/><text:tab/>字段名称_4:市场信息编号 标签类型:文本框 必填</text:p>
      <text:p text:style-name="P1"><text:tab/><text:tab/><text:tab/><text:tab/>字段名称_5:项目代号 标签类型:文本框 必填</text:p>
      <text:p text:style-name="P1"><text:tab/><text:tab/><text:tab/><text:tab/>字段名称_6:项目名称 标签类型:下拉框 必填</text:p>
      <text:p text:style-name="P1"><text:tab/><text:tab/><text:tab/><text:tab/>(/marketserveapply/v1/findMarket/Projectname)</text:p>
      <text:p text:style-name="P1"><text:tab/><text:tab/><text:tab/><text:tab/>字段名称_7:项目性质 标签类型:下拉框 必填 可编辑</text:p>
      <text:p text:style-name="P1"><text:tab/><text:tab/><text:tab/><text:tab/>字段名称_8:预计参加人数 标签类型:数字框 必填(大于0的整数)</text:p>
      <text:p text:style-name="P1"><text:tab/><text:tab/><text:tab/><text:tab/>字段名称_9:计划活动类型 标签类型:文本框 必填</text:p>
      <text:p text:style-name="P1"><text:tab/><text:tab/><text:tab/><text:tab/>字段名称_10:分类 标签类型:文本框 必填</text:p>
      <text:p text:style-name="P1"><text:soft-page-break/><text:tab/><text:tab/><text:tab/><text:tab/>字段名称_11:预计费用(单位:元) 标签类型:下拉框</text:p>
      <text:p text:style-name="P1"><text:tab/><text:tab/><text:tab/><text:tab/>(/marketserveapply/v1/findProject/predictCharge)</text:p>
      <text:p text:style-name="P1"><text:tab/><text:tab/><text:tab/><text:tab/>字段名称_12:招待负责人 标签类型:下拉框 必填 可编辑</text:p>
      <text:p text:style-name="P1"><text:tab/><text:tab/><text:tab/><text:tab/>字段名称_13:是否临时招待 标签类型:下拉框(是/否) 必填 不可编辑</text:p>
      <text:p text:style-name="P1"><text:tab/><text:tab/><text:tab/><text:tab/>字段名称_14:运营商务部资金模块 标签类型:下拉框 必填 可编辑</text:p>
      <text:p text:style-name="P1"><text:tab/><text:tab/><text:tab/><text:tab/>字段名称_15:决策层 标签类型:下拉框 必填 可编辑</text:p>
      <text:p text:style-name="P1"><text:tab/><text:tab/><text:tab/>功能名称_5:资金模块意见 功能类型:编辑</text:p>
      <text:p text:style-name="P1"><text:tab/><text:tab/><text:tab/><text:tab/>字段名称_1:资金模块审核意见 标签类型:文本框 非必填</text:p>
      <text:p text:style-name="P1"><text:tab/><text:tab/><text:tab/>功能名称_6:决策层意见 功能类型:编辑</text:p>
      <text:p text:style-name="P1"><text:tab/><text:tab/><text:tab/><text:tab/>字段名称_1:决策层审核意见 标签类型:下拉框(未审核/通过/不通过) 非必填</text:p>
      <text:p text:style-name="P1"><text:tab/><text:tab/><text:tab/>功能名称_7:上传附件 功能类型:上传</text:p>
      <text:p text:style-name="P1"><text:tab/><text:tab/><text:tab/><text:tab/>字段名称_1:发票附件 标签类型:文件上传选择框</text:p>
      <text:p text:style-name="P1"><text:tab/><text:tab/><text:tab/>功能名称_8:导入 功能类型:导入</text:p>
      <text:p text:style-name="P1"><text:tab/><text:tab/><text:tab/><text:tab/>字段名称_1:选择文件 标签类型:文件选择框</text:p>
      <text:p text:style-name="P1"><text:tab/><text:tab/><text:tab/><text:tab/>字段名称_2:提交按钮 标签类型:按钮</text:p>
      <text:p text:style-name="P1"><text:tab/><text:tab/><text:tab/>功能名称_9:导出 功能类型:导出</text:p>
      <text:p text:style-name="P1"><text:tab/><text:tab/><text:tab/><text:tab/>字段名称_1:计划起始时间点 标签类型:时间下拉框 必填 可编辑</text:p>
      <text:p text:style-name="P1"><text:tab/><text:tab/><text:tab/><text:tab/>字段名称_2:计划结束时间点 标签类型:时间下拉框 必填 可编辑</text:p>
      <text:p text:style-name="P1"><text:tab/><text:tab/><text:tab/><text:tab/>字段名称_3:地区 标签类型:下拉框 可多选 非必填 可编辑</text:p>
      <text:p text:style-name="P1"><text:tab/><text:tab/><text:tab/>功能名称_10:查看详情 功能类型:查看详情 (要求:同时也显示与该条记录相关的客户信息)</text:p>
      <text:p text:style-name="P1"><text:tab/><text:tab/><text:tab/><text:tab/>字段名称_1:计划活动时间点 标签类型:文本框 必填</text:p>
      <text:p text:style-name="P1"><text:tab/><text:tab/><text:tab/><text:tab/>字段名称_2:地区 标签类型:下拉框 必填 可编辑</text:p>
      <text:p text:style-name="P1"><text:tab/><text:tab/><text:tab/><text:tab/>字段名称_3:目的 标签类型:文本框 必填</text:p>
      <text:p text:style-name="P1"><text:tab/><text:tab/><text:tab/><text:tab/>字段名称_4:市场信息编号 标签类型:文本框 必填</text:p>
      <text:p text:style-name="P1"><text:tab/><text:tab/><text:tab/><text:tab/>字段名称_5:项目代号 标签类型:文本框 必填</text:p>
      <text:p text:style-name="P1"><text:tab/><text:tab/><text:tab/><text:tab/>字段名称_6:项目名称 标签类型:文本框 必填</text:p>
      <text:p text:style-name="P1"><text:tab/><text:tab/><text:tab/><text:tab/>字段名称_7:项目性质 标签类型:下拉框 必填 可编辑</text:p>
      <text:p text:style-name="P1"><text:tab/><text:tab/><text:tab/><text:tab/>字段名称_8:预计参加人数 标签类型:数字框 必填(大于0的整数)</text:p>
      <text:p text:style-name="P1"><text:tab/><text:tab/><text:tab/><text:tab/>字段名称_9:计划活动类型 标签类型:文本框 必填</text:p>
      <text:p text:style-name="P1"><text:tab/><text:tab/><text:tab/><text:tab/>字段名称_10:分类 标签类型:文本框 必填</text:p>
      <text:p text:style-name="P1"><text:tab/><text:tab/><text:tab/><text:tab/>字段名称_11:预计费用(单位:元) 标签类型:数字框 必填(大于0的小数,保留小数点后两位)</text:p>
      <text:p text:style-name="P1"><text:tab/><text:tab/><text:tab/><text:tab/>字段名称_12:招待负责人 标签类型:下拉框 必填 可编辑</text:p>
      <text:p text:style-name="P1"><text:tab/><text:tab/><text:tab/><text:tab/>字段名称_13:是否临时招待 标签类型:下拉框(是/否) 必填 不可编辑</text:p>
      <text:p text:style-name="P1"><text:tab/><text:tab/><text:tab/><text:tab/>字段名称_14:运营商务部资金模块 标签类型:文本框 非必填</text:p>
      <text:p text:style-name="P1"><text:tab/><text:tab/><text:tab/><text:tab/>字段名称_15:资金模块审核意见 标签类型:文本框 非必填</text:p>
      <text:p text:style-name="P1"><text:tab/><text:tab/><text:tab/><text:tab/>字段名称_16:决策层 标签类型:文本框 非必填</text:p>
      <text:p text:style-name="P1"><text:tab/><text:tab/><text:tab/><text:tab/>字段名称_17:决策层审核意见 标签类型:下拉框(未审核/通过/不通过) 非必填</text:p>
      <text:p text:style-name="P1"/>
      <text:p text:style-name="P1"><text:tab/><text:tab/><text:tab/><text:tab/>//客户信息,可能有多条</text:p>
      <text:p text:style-name="P1"><text:tab/><text:tab/><text:tab/><text:tab/>字段名称_18:客户信息编号 标签类型:文本框 必填</text:p>
      <text:p text:style-name="P1"><text:tab/><text:tab/><text:tab/><text:tab/>字段名称_19:客户姓名 标签类型:文本框 必填</text:p>
      <text:p text:style-name="P1"><text:tab/><text:tab/><text:tab/><text:tab/>字段名称_20:重要性级别 标签类型:文本框 必填</text:p>
      <text:p text:style-name="P1"><text:tab/><text:tab/><text:tab/>功能名称_11:删除 功能类型:删除 选中某一行或者</text:p>
      <text:p text:style-name="P1"><text:tab/><text:tab/>导航名_2:市场招待申请汇总</text:p>
      <text:p text:style-name="P1"><text:tab/><text:tab/><text:tab/>功能名称_1:列表</text:p>
      <text:p text:style-name="P1"><text:tab/><text:tab/><text:tab/><text:tab/>字段名称_1:项目组</text:p>
      <text:p text:style-name="P1"><text:tab/><text:tab/><text:tab/><text:tab/>字段名称_2:类型</text:p>
      <text:p text:style-name="P1"><text:tab/><text:tab/><text:tab/><text:tab/>字段名称_3:创建/修改人</text:p>
      <text:p text:style-name="P1"><text:tab/><text:tab/><text:tab/><text:tab/>字段名称_4:更新时间</text:p>
      <text:p text:style-name="P1"><text:tab/><text:tab/><text:tab/><text:tab/>字段名称_5:上次发送时间</text:p>
      <text:p text:style-name="P1"><text:tab/><text:tab/><text:tab/><text:tab/>字段名称_6:备注</text:p>
      <text:p text:style-name="P1"><text:tab/><text:tab/><text:tab/><text:tab/>字段名称_7:发送间隔</text:p>
      <text:p text:style-name="P1"><text:tab/><text:tab/><text:tab/><text:tab/>字段名称_8:汇总间隔</text:p>
      <text:p text:style-name="P1"><text:tab/><text:tab/><text:tab/><text:tab/>字段名称_9:发送对象</text:p>
      <text:p text:style-name="P1"><text:tab/><text:tab/><text:tab/><text:tab/>字段名称_10:状态</text:p>
      <text:p text:style-name="P1"><text:soft-page-break/><text:tab/><text:tab/><text:tab/>功能名称_2:添加 功能类型:添加</text:p>
      <text:p text:style-name="P1"><text:tab/><text:tab/><text:tab/><text:tab/>字段名称_1:项目组 标签类型:下拉框 必填 可编辑</text:p>
      <text:p text:style-name="P1"><text:tab/><text:tab/><text:tab/><text:tab/>字段名称_2:类型 标签类型:下拉框 必填 可编辑</text:p>
      <text:p text:style-name="P1"><text:tab/><text:tab/><text:tab/><text:tab/>字段名称_3:备注 标签类型:文本框 非必填</text:p>
      <text:p text:style-name="P1"><text:tab/><text:tab/><text:tab/><text:tab/>字段名称_4:发送间隔 标签类型:下拉框 必填</text:p>
      <text:p text:style-name="P1"><text:tab/><text:tab/><text:tab/><text:tab/>字段名称_5:汇总间隔 标签类型:下拉框 必填</text:p>
      <text:p text:style-name="P1"><text:tab/><text:tab/><text:tab/><text:tab/>字段名称_6:选择对象 标签类型:下拉框 非必填</text:p>
      <text:p text:style-name="P1"><text:tab/><text:tab/><text:tab/><text:tab/>字段名称_7:发送对象 标签类型:文本框 非必填</text:p>
      <text:p text:style-name="P1"><text:tab/><text:tab/><text:tab/>功能名称_3:编辑 功能名称:编辑</text:p>
      <text:p text:style-name="P1"><text:tab/><text:tab/><text:tab/><text:tab/>字段名称_1:项目组 标签类型:下拉框 必填 可编辑</text:p>
      <text:p text:style-name="P1"><text:tab/><text:tab/><text:tab/><text:tab/>字段名称_2:类型 标签类型:下拉框 必填 可编辑</text:p>
      <text:p text:style-name="P1"><text:tab/><text:tab/><text:tab/><text:tab/>字段名称_3:备注 标签类型:文本框 非必填</text:p>
      <text:p text:style-name="P1"><text:tab/><text:tab/><text:tab/><text:tab/>字段名称_4:发送间隔 标签类型:下拉框 必填</text:p>
      <text:p text:style-name="P1"><text:tab/><text:tab/><text:tab/><text:tab/>字段名称_5:汇总间隔 标签类型:下拉框 必填</text:p>
      <text:p text:style-name="P1"><text:tab/><text:tab/><text:tab/><text:tab/>字段名称_6:选择对象 标签类型:下拉框 非必填</text:p>
      <text:p text:style-name="P1"><text:tab/><text:tab/><text:tab/><text:tab/>字段名称_7:发送对象 标签类型:文本框 非必填</text:p>
      <text:p text:style-name="P1"><text:tab/><text:tab/><text:tab/>功能名称_4:冻结 选中一行,进行冻结操作</text:p>
      <text:p text:style-name="P1"><text:tab/><text:tab/><text:tab/>功能名称_5:解冻 选中一行,进行解冻操作</text:p>
      <text:p text:style-name="P1"><text:tab/><text:tab/><text:tab/>功能名称_6:汇总 功能类型:列表 要求:选择项目组,点击汇总按钮</text:p>
      <text:p text:style-name="P1"><text:tab/><text:tab/><text:tab/><text:tab/>字段名称_1:项目名称</text:p>
      <text:p text:style-name="P1"><text:tab/><text:tab/><text:tab/><text:tab/>字段名称_2:地区</text:p>
      <text:p text:style-name="P1"><text:tab/><text:tab/><text:tab/><text:tab/>字段名称_3:招待负责人</text:p>
      <text:p text:style-name="P1"><text:tab/><text:tab/><text:tab/><text:tab/>字段名称_4:客户姓名</text:p>
      <text:p text:style-name="P1"><text:tab/><text:tab/><text:tab/><text:tab/>字段名称_5:计划活动类型</text:p>
      <text:p text:style-name="P1"><text:tab/><text:tab/><text:tab/><text:tab/>字段名称_6:计划活动时间点</text:p>
      <text:p text:style-name="P1"><text:tab/><text:tab/><text:tab/><text:tab/>字段名称_7:临时招待</text:p>
      <text:p text:style-name="P1"><text:tab/><text:tab/><text:tab/><text:tab/>字段名称_8:预计参加人数</text:p>
      <text:p text:style-name="P1"><text:tab/><text:tab/><text:tab/><text:tab/>字段名称_9:预计费用</text:p>
      <text:p text:style-name="P1"><text:tab/><text:tab/><text:tab/><text:tab/>字段名称_10:超出预算金额</text:p>
      <text:p text:style-name="P1"><text:tab/><text:tab/><text:tab/>功能名称_7:现在发送 选中一行,执行即使发送邮件操作</text:p>
      <text:p text:style-name="P1"><text:tab/><text:tab/>导航名_3:市场招待记录</text:p>
      <text:p text:style-name="P1"><text:tab/><text:tab/><text:tab/>功能名称_1:列表 功能类型:网格</text:p>
      <text:p text:style-name="P1"><text:tab/><text:tab/><text:tab/><text:tab/>字段名称_1:计划活动时间点</text:p>
      <text:p text:style-name="P1"><text:tab/><text:tab/><text:tab/><text:tab/>字段名称_2:实际活动时间点</text:p>
      <text:p text:style-name="P1"><text:tab/><text:tab/><text:tab/><text:tab/>字段名称_3:地区</text:p>
      <text:p text:style-name="P1"><text:tab/><text:tab/><text:tab/><text:tab/>字段名称_4:目的</text:p>
      <text:p text:style-name="P1"><text:tab/><text:tab/><text:tab/><text:tab/>字段名称_5:市场信息编号</text:p>
      <text:p text:style-name="P1"><text:tab/><text:tab/><text:tab/><text:tab/>字段名称_6:项目代号</text:p>
      <text:p text:style-name="P1"><text:tab/><text:tab/><text:tab/><text:tab/>字段名称_7:项目名称</text:p>
      <text:p text:style-name="P1"><text:tab/><text:tab/><text:tab/><text:tab/>字段名称_8:项目性质</text:p>
      <text:p text:style-name="P1"><text:tab/><text:tab/><text:tab/><text:tab/>字段名称_9:预计参加人数</text:p>
      <text:p text:style-name="P1"><text:tab/><text:tab/><text:tab/><text:tab/>字段名称_10:实际参加人数</text:p>
      <text:p text:style-name="P1"><text:tab/><text:tab/><text:tab/><text:tab/>字段名称_11:计划活动类型</text:p>
      <text:p text:style-name="P1"><text:tab/><text:tab/><text:tab/><text:tab/>字段名称_12:实际活动类型</text:p>
      <text:p text:style-name="P1"><text:tab/><text:tab/><text:tab/><text:tab/>字段名称_13:分类</text:p>
      <text:p text:style-name="P1"><text:tab/><text:tab/><text:tab/><text:tab/>字段名称_14:预计费用</text:p>
      <text:p text:style-name="P1"><text:tab/><text:tab/><text:tab/><text:tab/>字段名称_15:招待负责人</text:p>
      <text:p text:style-name="P1"><text:tab/><text:tab/><text:tab/><text:tab/>字段名称_16:是否临时招待</text:p>
      <text:p text:style-name="P1"><text:tab/><text:tab/><text:tab/><text:tab/>字段名称_17:运营商务部资金模块</text:p>
      <text:p text:style-name="P1"><text:tab/><text:tab/><text:tab/><text:tab/>字段名称_18:资金模块意见</text:p>
      <text:p text:style-name="P1"><text:tab/><text:tab/><text:tab/><text:tab/>字段名称_19:决策层</text:p>
      <text:p text:style-name="P1"><text:tab/><text:tab/><text:tab/><text:tab/>字段名称_20:审核意见</text:p>
      <text:p text:style-name="P1"><text:tab/><text:tab/><text:tab/>功能名称_2:添加市场招待记录 功能类型:添加 </text:p>
      <text:p text:style-name="P1"><text:tab/><text:tab/><text:tab/><text:tab/>字段名称_1:计划活动时间点 标签类型:时间下拉框 必填 可编辑</text:p>
      <text:p text:style-name="P1"><text:tab/><text:tab/><text:tab/><text:tab/>字段名称_2:实际活动时间点 标签类型:时间下拉框 必填 可编辑</text:p>
      <text:p text:style-name="P1"><text:tab/><text:tab/><text:tab/><text:tab/>字段名称_3:地区 标签类型:下拉框 必填 可编辑</text:p>
      <text:p text:style-name="P1"><text:tab/><text:tab/><text:tab/><text:tab/>字段名称_4:目的 标签类型:文本框 必填</text:p>
      <text:p text:style-name="P1"><text:tab/><text:tab/><text:tab/><text:tab/>字段名称_5:市场信息编号 标签类型:文本框 必填</text:p>
      <text:p text:style-name="P1"><text:tab/><text:tab/><text:tab/><text:tab/><text:bookmark-start text:name="__DdeLink__591_1205462555"/>字段名称_6:项目代号 标签类型:下拉框 必填</text:p>
      <text:p text:style-name="P1"><text:soft-page-break/><text:tab/><text:tab/><text:tab/><text:tab/>(/marketserverecord/v1/findProjectCode)</text:p>
      <text:p text:style-name="P1"><text:tab/><text:tab/><text:tab/><text:tab/>字段名称_7:项目名称 标签类型:下拉框 必填</text:p>
      <text:p text:style-name="P1"><text:tab/><text:tab/><text:tab/><text:tab/>(/marketserveapply/v1/findMarket/Projectname)</text:p>
      <text:p text:style-name="P1"><text:tab/><text:tab/><text:tab/><text:tab/>字段名称_8:项目性质 标签类型:下拉框 必填</text:p>
      <text:p text:style-name="P1"><text:tab/><text:tab/><text:tab/><text:tab/>(/marketserverecord/v1/findMarket/projectNature)<text:bookmark-end text:name="__DdeLink__591_1205462555"/></text:p>
      <text:p text:style-name="P1"><text:tab/><text:tab/><text:tab/><text:tab/>字段名称_9:预计参加人数 标签类型:数字框 必填(大于0的整数)</text:p>
      <text:p text:style-name="P1"><text:tab/><text:tab/><text:tab/><text:tab/>字段名称_10:实际参加人数 标签类型:数字框 必填(大于0的整数)</text:p>
      <text:p text:style-name="P1"><text:tab/><text:tab/><text:tab/><text:tab/>字段名称_11:计划活动类型 标签类型:文本框 必填</text:p>
      <text:p text:style-name="P1"><text:tab/><text:tab/><text:tab/><text:tab/>字段名称_12:实际活动类型 标签类型:文本框 必填</text:p>
      <text:p text:style-name="P1"><text:tab/><text:tab/><text:tab/><text:tab/>字段名称_13:分类 标签类型:文本框 必填</text:p>
      <text:p text:style-name="P1"><text:tab/><text:tab/><text:tab/><text:tab/>字段名称_14:预计费用 标签类型:数字框 必填(大于0的整数)</text:p>
      <text:p text:style-name="P1"><text:tab/><text:tab/><text:tab/><text:tab/>字段名称_15:招待负责人 标签类型:下拉框 必填 可编辑</text:p>
      <text:p text:style-name="P1"><text:tab/><text:tab/><text:tab/><text:tab/>字段名称_16:是否临时招待 标签类型:下拉框 必填(是/否) 不可编辑</text:p>
      <text:p text:style-name="P1"><text:tab/><text:tab/><text:tab/><text:tab/>字段名称_17:运营商务部资金模块 标签类型:文本框 非必填</text:p>
      <text:p text:style-name="P1"><text:tab/><text:tab/><text:tab/><text:tab/>字段名称_18:决策层 标签类型:文本框 非必填</text:p>
      <text:p text:style-name="P1"><text:tab/><text:tab/><text:tab/>功能名称_3:添加客户信息 功能类型:添加</text:p>
      <text:p text:style-name="P1"><text:tab/><text:tab/><text:tab/><text:tab/>字段名称_1:客户信息编号</text:p>
      <text:p text:style-name="P1"><text:tab/><text:tab/><text:tab/><text:tab/>字段名称_2:客户姓名</text:p>
      <text:p text:style-name="P1"><text:tab/><text:tab/><text:tab/><text:tab/>字段名称_3:重要性级别</text:p>
      <text:p text:style-name="P1"><text:tab/><text:tab/><text:tab/>功能名称_4:编辑市场招待记录 功能类型:编辑 (这里需要加载客户信息,同时编辑客户信息)</text:p>
      <text:p text:style-name="P1"><text:tab/><text:tab/><text:tab/><text:tab/>字段名称_1:计划活动时间点 标签类型:时间下拉框 必填 可编辑</text:p>
      <text:p text:style-name="P1"><text:tab/><text:tab/><text:tab/><text:tab/>字段名称_2:实际活动时间点 标签类型:时间下拉框 必填 可编辑</text:p>
      <text:p text:style-name="P1"><text:tab/><text:tab/><text:tab/><text:tab/>字段名称_3:地区 标签类型:下拉框 必填 可编辑</text:p>
      <text:p text:style-name="P1"><text:tab/><text:tab/><text:tab/><text:tab/>字段名称_4:目的 标签类型:文本框 必填</text:p>
      <text:p text:style-name="P1"><text:tab/><text:tab/><text:tab/><text:tab/>字段名称_5:市场信息编号 标签类型:文本框 必填</text:p>
      <text:p text:style-name="P1"><text:tab/><text:tab/><text:tab/><text:tab/>字段名称_6:项目代号 标签类型:文本框 必填</text:p>
      <text:p text:style-name="P1"><text:tab/><text:tab/><text:tab/><text:tab/>字段名称_7:项目名称 标签类型:文本框 必填</text:p>
      <text:p text:style-name="P1"><text:tab/><text:tab/><text:tab/><text:tab/>字段名称_8:项目性质 标签类型:文本框 必填</text:p>
      <text:p text:style-name="P1"><text:tab/><text:tab/><text:tab/><text:tab/>字段名称_9:预计参加人数 标签类型:数字框 必填(大于0的整数)</text:p>
      <text:p text:style-name="P1"><text:tab/><text:tab/><text:tab/><text:tab/>字段名称_10:实际参加人数 标签类型:数字框 必填(大于0的整数)</text:p>
      <text:p text:style-name="P1"><text:tab/><text:tab/><text:tab/><text:tab/>字段名称_11:计划活动类型 标签类型:文本框 必填</text:p>
      <text:p text:style-name="P1"><text:tab/><text:tab/><text:tab/><text:tab/>字段名称_12:实际活动类型 标签类型:文本框 必填</text:p>
      <text:p text:style-name="P1"><text:tab/><text:tab/><text:tab/><text:tab/>字段名称_13:分类 标签类型:文本框 必填</text:p>
      <text:p text:style-name="P1"><text:tab/><text:tab/><text:tab/><text:tab/>字段名称_14:预计费用 标签类型:数字框 必填(大于0的整数)</text:p>
      <text:p text:style-name="P1"><text:tab/><text:tab/><text:tab/><text:tab/>字段名称_15:招待负责人 标签类型:下拉框 必填 可编辑</text:p>
      <text:p text:style-name="P1"><text:tab/><text:tab/><text:tab/><text:tab/>字段名称_16:是否临时招待 标签类型:下拉框 必填(是/否) 不可编辑</text:p>
      <text:p text:style-name="P1"><text:tab/><text:tab/><text:tab/><text:tab/>字段名称_17:运营商务部资金模块 标签类型:文本框 非必填</text:p>
      <text:p text:style-name="P1"><text:tab/><text:tab/><text:tab/><text:tab/>字段名称_18:决策层 标签类型:文本框 非必填</text:p>
      <text:p text:style-name="P1"><text:tab/><text:tab/><text:tab/>功能名称_5:资金模块审核 功能类型:编辑</text:p>
      <text:p text:style-name="P1"><text:s/><text:tab/><text:tab/><text:tab/><text:tab/>字段名称_1:资金模块意见 标签类型:文本框 非必填</text:p>
      <text:p text:style-name="P1"><text:tab/><text:tab/><text:tab/>功能模块_6:决策层审核意见 功能类型:编辑</text:p>
      <text:p text:style-name="P1"><text:tab/><text:tab/><text:tab/><text:tab/>字段名称_1:审核意见 标签类型:下拉框 非必填(未审核/通过/不通过)</text:p>
      <text:p text:style-name="P1"><text:tab/><text:tab/><text:tab/>功能名称_7:上传附件 功能类型:上传</text:p>
      <text:p text:style-name="P1"><text:tab/><text:tab/><text:tab/><text:tab/>字段名称_1:发票附件 标签类型:文件上传选择框</text:p>
      <text:p text:style-name="P1"><text:tab/><text:tab/><text:tab/>功能名称_8:导入 功能类型:导入</text:p>
      <text:p text:style-name="P1"><text:tab/><text:tab/><text:tab/><text:tab/>字段名称_1:选择文件 标签类型:文件选择框</text:p>
      <text:p text:style-name="P1"><text:tab/><text:tab/><text:tab/><text:tab/>字段名称_2:提交按钮 标签类型:按钮</text:p>
      <text:p text:style-name="P1"><text:tab/><text:tab/><text:tab/>功能名称_9:导出 功能类型:导出</text:p>
      <text:p text:style-name="P1"><text:tab/><text:tab/><text:tab/><text:tab/>字段名称_1:计划起始时间点 标签类型:时间下拉框 必填 可编辑</text:p>
      <text:p text:style-name="P1"><text:tab/><text:tab/><text:tab/><text:tab/>字段名称_2:计划结束时间点 标签类型:时间下拉框 必填 可编辑</text:p>
      <text:p text:style-name="P1"><text:tab/><text:tab/><text:tab/><text:tab/>字段名称_3:地区 标签类型:下拉框 可多选 非必填 可编辑</text:p>
      <text:p text:style-name="P1"><text:tab/><text:tab/><text:tab/>功能模块_10:删除 功能类型:选中某一行删除</text:p>
      <text:p text:style-name="P1"><text:tab/><text:tab/>导航名_4:市场招待记录汇总</text:p>
      <text:p text:style-name="P1"><text:tab/><text:tab/><text:tab/>功能名称_1:列表</text:p>
      <text:p text:style-name="P1"><text:tab/><text:tab/><text:tab/><text:tab/>字段名称_1:项目组</text:p>
      <text:p text:style-name="P1"><text:tab/><text:tab/><text:tab/><text:tab/>字段名称_2:类型</text:p>
      <text:p text:style-name="P1"><text:tab/><text:tab/><text:tab/><text:tab/>字段名称_3:创建/修改人</text:p>
      <text:p text:style-name="P1"><text:tab/><text:tab/><text:tab/><text:tab/>字段名称_4:更新时间</text:p>
      <text:p text:style-name="P1"><text:soft-page-break/><text:tab/><text:tab/><text:tab/><text:tab/>字段名称_5:上次发送时间</text:p>
      <text:p text:style-name="P1"><text:tab/><text:tab/><text:tab/><text:tab/>字段名称_6:备注</text:p>
      <text:p text:style-name="P1"><text:tab/><text:tab/><text:tab/><text:tab/>字段名称_7:发送间隔</text:p>
      <text:p text:style-name="P1"><text:tab/><text:tab/><text:tab/><text:tab/>字段名称_8:汇总间隔</text:p>
      <text:p text:style-name="P1"><text:tab/><text:tab/><text:tab/><text:tab/>字段名称_9:发送对象</text:p>
      <text:p text:style-name="P1"><text:tab/><text:tab/><text:tab/><text:tab/>字段名称_10:状态</text:p>
      <text:p text:style-name="P1"><text:tab/><text:tab/><text:tab/>功能名称_2:添加 功能类型:添加</text:p>
      <text:p text:style-name="P1"><text:tab/><text:tab/><text:tab/><text:tab/>字段名称_1:项目组 标签类型:下拉框 必填 可编辑</text:p>
      <text:p text:style-name="P1"><text:tab/><text:tab/><text:tab/><text:tab/>字段名称_2:类型 标签类型:下拉框 必填 可编辑</text:p>
      <text:p text:style-name="P1"><text:tab/><text:tab/><text:tab/><text:tab/>字段名称_3:备注 标签类型:文本框 非必填</text:p>
      <text:p text:style-name="P1"><text:tab/><text:tab/><text:tab/><text:tab/>字段名称_4:发送间隔 标签类型:下拉框 必填</text:p>
      <text:p text:style-name="P1"><text:tab/><text:tab/><text:tab/><text:tab/>字段名称_5:汇总间隔 标签类型:下拉框 必填</text:p>
      <text:p text:style-name="P1"><text:tab/><text:tab/><text:tab/><text:tab/>字段名称_6:选择对象 标签类型:下拉框 非必填</text:p>
      <text:p text:style-name="P1"><text:tab/><text:tab/><text:tab/><text:tab/>字段名称_7:发送对象 标签类型:文本框 非必填</text:p>
      <text:p text:style-name="P1"><text:tab/><text:tab/><text:tab/>功能名称_3:编辑 功能名称:编辑</text:p>
      <text:p text:style-name="P1"><text:tab/><text:tab/><text:tab/><text:tab/>字段名称_1:项目组 标签类型:下拉框 必填 可编辑</text:p>
      <text:p text:style-name="P1"><text:tab/><text:tab/><text:tab/><text:tab/>字段名称_2:类型 标签类型:下拉框 必填 可编辑</text:p>
      <text:p text:style-name="P1"><text:tab/><text:tab/><text:tab/><text:tab/>字段名称_3:备注 标签类型:文本框 非必填</text:p>
      <text:p text:style-name="P1"><text:tab/><text:tab/><text:tab/><text:tab/>字段名称_4:发送间隔 标签类型:下拉框 必填</text:p>
      <text:p text:style-name="P1"><text:tab/><text:tab/><text:tab/><text:tab/>字段名称_5:汇总间隔 标签类型:下拉框 必填</text:p>
      <text:p text:style-name="P1"><text:tab/><text:tab/><text:tab/><text:tab/>字段名称_6:选择对象 标签类型:下拉框 非必填</text:p>
      <text:p text:style-name="P1"><text:tab/><text:tab/><text:tab/><text:tab/>字段名称_7:发送对象 标签类型:文本框 非必填</text:p>
      <text:p text:style-name="P1"><text:tab/><text:tab/><text:tab/>功能名称_4:冻结 选中一行,进行冻结操作</text:p>
      <text:p text:style-name="P1"><text:tab/><text:tab/><text:tab/>功能名称_5:解冻 选中一行,进行解冻操作</text:p>
      <text:p text:style-name="P1"><text:tab/><text:tab/><text:tab/>功能模块_6:汇总 功能类型:列表网格 要求:选择项目名称,点击汇总按钮汇总</text:p>
      <text:p text:style-name="P1"><text:tab/><text:tab/><text:tab/><text:tab/>字段名称_1:项目名称</text:p>
      <text:p text:style-name="P1"><text:tab/><text:tab/><text:tab/><text:tab/>字段名称_2:地区</text:p>
      <text:p text:style-name="P1"><text:tab/><text:tab/><text:tab/><text:tab/>字段名称_3:招待负责人</text:p>
      <text:p text:style-name="P1"><text:tab/><text:tab/><text:tab/><text:tab/>字段名称_4:客户姓名</text:p>
      <text:p text:style-name="P1"><text:tab/><text:tab/><text:tab/><text:tab/>字段名称_5:实际活动类型</text:p>
      <text:p text:style-name="P1"><text:tab/><text:tab/><text:tab/><text:tab/>字段名称_6:实际活动时间点</text:p>
      <text:p text:style-name="P1"><text:tab/><text:tab/><text:tab/><text:tab/>字段名称_7:临时招待</text:p>
      <text:p text:style-name="P1"><text:tab/><text:tab/><text:tab/><text:tab/>字段名称_8:实际参加人数</text:p>
      <text:p text:style-name="P1"><text:tab/><text:tab/><text:tab/><text:tab/>字段名称_9:实际费用</text:p>
      <text:p text:style-name="P1"><text:tab/><text:tab/><text:tab/><text:tab/>字段名称_10:实际报销/借款金额</text:p>
      <text:p text:style-name="P1"><text:tab/><text:tab/><text:tab/>功能名称_7:现在发送 选中一行,执行即使发送邮件操作</text:p>
      <text:p text:style-name="P1"/>
      <text:p text:style-name="P1"/>
      <text:p text:style-name="P1">功能添加：</text:p>
      <text:p text:style-name="P1"><text:tab/>1.市场招待记录 :</text:p>
      <text:p text:style-name="P1"><text:tab/><text:tab/>汇总修改，添加邮箱定时发送</text:p>
      <text:p text:style-name="P1"><text:tab/>2.市场招待记录:</text:p>
      <text:p text:style-name="P1"><text:tab/><text:tab/>上传附件，下载附件，查看附件，删除附件，导入excel,导入excel模板,导出excel</text:p>
      <text:p text:style-name="P1"><text:tab/>3.市场招待申请:</text:p>
      <text:p text:style-name="P1"><text:tab/><text:tab/>上传附件，下载附件，查看附件，删除附件，导入excel,导入excel模板,导出excel</text:p>
      <text:p text:style-name="P1"><text:tab/>4.权限修改:</text:p>
      <text:p text:style-name="P1"><text:tab/><text:tab/>添加导航权限，模块设置权限，下拉导航权限，功能权限</text:p>
      <text:p text:style-name="P1"/>
      <text:p text:style-name="P1"><text:tab/>5.市场招待记录：功能名称_5，功能名称_6 不需要添加此项功能，并将此字段添加功能5,功能6的字段添加到市场招待记录的添加编辑里边</text:p>
      <text:p text:style-name="P1"/>
      <text:p text:style-name="P1"/>
      <text:p text:style-name="P1"/>
      <text:p text:style-name="P1">关联链接数据修改:</text:p>
      <text:p text:style-name="P1"><text:tab/>1.招待申请中添加编辑的:项目名称和预计费用</text:p>
      <text:p text:style-name="P1"><text:tab/>2.招待记录中的添加编辑的:项目代号和项目名称和项目性质</text:p>
      <text:p text:style-name="P1"/>
      <text:p text:style-name="P1"/>
      <text:p text:style-name="P1"/>
      <text:p text:style-name="P1"/>
      <text:p text:style-name="P1"><text:soft-page-break/><text:tab/>修改：</text:p>
      <text:p text:style-name="P6"><text:span text:style-name="T2"><text:tab/></text:span><text:span text:style-name="T3">市场招待记录：</text:span></text:p>
      <text:p text:style-name="P6"><text:span text:style-name="T3"><text:tab/><text:tab/>添加编辑：</text:span></text:p>
      <text:p text:style-name="P3"><text:tab/><text:tab/>字段名称_6:项目代号 标签类型:下拉框<text:bookmark-start text:name="__DdeLink__594_1205462555"/>，可手填 <text:bookmark-end text:name="__DdeLink__594_1205462555"/>必填</text:p>
      <text:p text:style-name="P3"><text:tab/><text:tab/>(/marketserverecord/v1/findProjectCode)</text:p>
      <text:p text:style-name="P3"><text:tab/><text:tab/>字段名称_7:项目名称 标签类型:下拉框，可手填 <text:s/>必填</text:p>
      <text:p text:style-name="P3"><text:tab/><text:tab/>(/marketserveapply/v1/findMarket/Projectname)</text:p>
      <text:p text:style-name="P3"><text:tab/><text:tab/>字段名称_8:项目性质 标签类型:下拉框，可手填 <text:s/>必填</text:p>
      <text:p text:style-name="P3"><text:tab/><text:tab/>(/marketserverecord/v1/findMarket/projectNature)</text:p>
      <text:p text:style-name="P3"/>
      <text:p text:style-name="P3"/>
      <text:p text:style-name="P5"><text:tab/>市场招待申请：</text:p>
      <text:p text:style-name="P5"><text:tab/>添加编辑：</text:p>
      <text:p text:style-name="P4"><text:tab/>字段名称_6:项目名称 标签类型:下拉框 必填</text:p>
      <text:p text:style-name="P4"><text:tab/><text:tab/><text:tab/><text:tab/>(/marketserveapply/v1/findMarket/Projectname)</text:p>
      <text:p text:style-name="P7"><text:tab/>字段名称_11:预计费用(单位:元) 标签类型:下拉框</text:p>
      <text:p text:style-name="P4"><text:tab/><text:tab/><text:tab/><text:tab/>(/marketserveapply/v1/findProject/predictCharg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4T17:55:49.142358169</dc:date>
    <meta:editing-duration>PT11M10S</meta:editing-duration>
    <meta:editing-cycles>3</meta:editing-cycles>
    <meta:generator>LibreOffice/5.1.6.2.0$Linux_X86_64 LibreOffice_project/10$Build-2</meta:generator>
    <meta:document-statistic meta:table-count="0" meta:image-count="0" meta:object-count="0" meta:page-count="6" meta:paragraph-count="291" meta:word-count="4887" meta:character-count="7435" meta:non-whitespace-character-count="6039"/>
  </office:meta>
</office:document-meta>
</file>